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kblock – Theory of operation (first cut)<text:tab/><text:tab/><text:tab/><text:tab/>5.9.2020</text:p>
      <text:p text:style-name="Standard"/>
      <text:p text:style-name="Standard">Block Manager:</text:p>
      <text:p text:style-name="Standard">There is a Teensy (arduino type) microcomputer dedicated to each block, and it's job is to wake up every minute, and/or wake up when it senses the RF signal from the</text:p>
      <text:p text:style-name="Standard">supervisor, and begin taking the vital signs of the block. It measures the cell voltages, and cell temperatures, and ambient temp of the block and sends them via 2.4Ghz</text:p>
      <text:p text:style-name="Standard">ISM packets to the supervisor. The Block Manager senses whether the cells are charging or discharging, and when charging, will begin balancing at</text:p>
      <text:p text:style-name="Standard">around 4V per cell (programmable by the user in firmware) on increasing voltage and will stop balancing when the cells are equal OR when the voltage drops back below 4.0V or so. These are all programmable of</text:p>
      <text:p text:style-name="Standard">course, and depend on the cells you end up with. So read the data sheet carefully for those cells!</text:p>
      <text:p text:style-name="Standard">After the charge or discharge session is over, the blocks go back to sleep, and use under 300uA in sleep mode. If the blockvoltage drops below about 5V, the hardware low battery cutoff turns everything off, and there is maybe 150uA drain on the battery cells at that point.</text:p>
      <text:p text:style-name="Standard"/>
      <text:p text:style-name="Standard">Pack Supervisor:</text:p>
      <text:p text:style-name="Standard">The Pack Supervisor takes all the cell data and aggregates it and sends it out to the serial port. It also has settings for cell over/under voltage, over and under temperature, and ambient tempertuer, and will open the load or charge relays based on tthose settings.</text:p>
      <text:p text:style-name="Standard">Note that that Pack Supervisor also measures pack data like over-current, over and under temperature, and over and under voltage protection with dedicated charge and discharge relays that can control larger contactors if higher voltage or current is needed. The Pack Supervisor connects to the entire pack voltage using an isolated power supply and isolated connections for inputs like keyswitch and others. It is also designed to drive a 0-10V analog gauge to use for a “fuel tank” display.</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 E</meta:initial-creator>
    <meta:creation-date>2020-05-09T18:53:42.58</meta:creation-date>
    <meta:document-statistic meta:table-count="0" meta:image-count="0" meta:object-count="0" meta:page-count="1" meta:paragraph-count="12" meta:word-count="325" meta:character-count="1897"/>
    <dc:date>2020-05-09T19:03:47.85</dc:date>
    <dc:creator>Tim E</dc:creator>
    <meta:editing-duration>PT10M6S</meta:editing-duration>
    <meta:editing-cycles>1</meta:editing-cycles>
    <meta:generator>OpenOffice/4.1.3$Win32 OpenOffice.org_project/413m1$Build-9783</meta:generator>
  </office:meta>
</office:document-meta>
</file>